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onstantia1" svg:font-family="Constantia" style:font-family-generic="roman"/>
    <style:font-face style:name="FreeSans1" svg:font-family="FreeSans" style:font-family-generic="swiss"/>
    <style:font-face style:name="Courier New" svg:font-family="'Courier New'" style:font-family-generic="modern" style:font-pitch="fixed"/>
    <style:font-face style:name="Back to Black Demo" svg:font-family="'Back to Black Demo'" style:font-pitch="variable"/>
    <style:font-face style:name="Cloister Black" svg:font-family="'Cloister Black'" style:font-pitch="variable"/>
    <style:font-face style:name="el&amp;font gohtic!" svg:font-family="'el&amp;font gohtic!'" style:font-pitch="variable"/>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ketch Gothic School" svg:font-family="'Sketch Gothic Schoo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el&amp;font gohtic!" fo:font-size="14pt" style:font-size-asian="14pt" style:font-size-complex="14pt"/>
    </style:style>
    <style:style style:name="P2" style:family="paragraph" style:parent-style-name="Standard">
      <style:paragraph-properties fo:text-align="justify" style:justify-single-word="false"/>
      <style:text-properties style:font-name="Liberation Serif" fo:font-size="12pt" style:text-underline-style="none" style:font-size-asian="10.5pt" style:font-size-complex="12pt"/>
    </style:style>
    <style:style style:name="P3" style:family="paragraph" style:parent-style-name="Standard">
      <style:paragraph-properties fo:text-align="center" style:justify-single-word="false"/>
      <style:text-properties style:font-name="Liberation Serif" fo:font-size="12pt" style:text-underline-style="none" style:font-size-asian="10.5pt" style:font-size-complex="12pt"/>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style:font-name="Sketch Gothic School" fo:font-size="54pt" style:text-underline-style="none" style:font-size-asian="54pt" style:font-size-complex="54pt"/>
    </style:style>
    <style:style style:name="P7" style:family="paragraph" style:parent-style-name="Standard">
      <style:paragraph-properties fo:text-align="center" style:justify-single-word="false"/>
      <style:text-properties fo:font-size="54pt" style:text-underline-style="solid" style:text-underline-width="auto" style:text-underline-color="font-color" style:font-size-asian="54pt" style:font-size-complex="54pt"/>
    </style:style>
    <style:style style:name="P8" style:family="paragraph" style:parent-style-name="Standard">
      <style:paragraph-properties fo:text-align="justify" style:justify-single-word="false"/>
      <style:text-properties style:font-name="Cloister Black" fo:font-size="22pt" style:text-underline-style="none" style:font-size-asian="22pt" style:font-size-complex="22pt"/>
    </style:style>
    <style:style style:name="P9" style:family="paragraph" style:parent-style-name="Standard">
      <style:paragraph-properties fo:text-align="center" style:justify-single-word="false"/>
      <style:text-properties style:font-name="Cloister Black" fo:font-size="22pt" style:text-underline-style="none" style:font-size-asian="22pt" style:font-size-complex="22pt"/>
    </style:style>
    <style:style style:name="P10" style:family="paragraph" style:parent-style-name="Standard">
      <style:paragraph-properties fo:text-align="center" style:justify-single-word="false"/>
      <style:text-properties style:font-name="Cloister Black" style:text-underline-style="none"/>
    </style:style>
    <style:style style:name="P11" style:family="paragraph" style:parent-style-name="Standard">
      <style:paragraph-properties fo:text-align="justify" style:justify-single-word="false"/>
      <style:text-properties style:font-name="Constantia" fo:font-size="14pt" style:text-underline-style="none" style:font-size-asian="14pt" style:font-size-complex="14pt"/>
    </style:style>
    <style:style style:name="P12" style:family="paragraph" style:parent-style-name="Standard">
      <style:paragraph-properties fo:text-align="start" style:justify-single-word="false"/>
      <style:text-properties style:font-name="Constantia" fo:font-size="14pt" style:text-underline-style="none" style:font-size-asian="14pt" style:font-size-complex="14pt"/>
    </style:style>
    <style:style style:name="P13" style:family="paragraph" style:parent-style-name="Standard">
      <style:paragraph-properties fo:text-align="justify" style:justify-single-word="false"/>
      <style:text-properties style:font-name="Constantia" fo:font-size="14pt" fo:font-style="normal" style:text-underline-style="none" style:font-size-asian="14pt" style:font-style-asian="normal" style:font-size-complex="14pt" style:font-style-complex="normal"/>
    </style:style>
    <style:style style:name="P14" style:family="paragraph" style:parent-style-name="Standard">
      <style:paragraph-properties fo:text-align="justify" style:justify-single-word="false"/>
      <style:text-properties style:font-name="Courier New" fo:font-size="12pt" style:text-underline-style="none" style:font-size-asian="12pt" style:font-size-complex="12pt"/>
    </style:style>
    <style:style style:name="P15" style:family="paragraph" style:parent-style-name="Standard">
      <style:paragraph-properties fo:text-align="start" style:justify-single-word="false"/>
      <style:text-properties style:font-name="Courier New" fo:font-size="12pt" style:text-underline-style="none" style:font-size-asian="12pt" style:font-size-complex="12pt"/>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font-size="32pt" style:text-underline-style="solid" style:text-underline-width="auto" style:text-underline-color="font-color" style:font-size-asian="32pt" style:font-size-complex="32pt"/>
    </style:style>
    <style:style style:name="P18" style:family="paragraph" style:parent-style-name="Standard">
      <style:paragraph-properties fo:text-align="justify" style:justify-single-word="false"/>
      <style:text-properties style:font-name="Constantia1" fo:font-size="14pt" style:text-underline-style="none" style:font-size-asian="12.25pt" style:font-size-complex="14pt"/>
    </style:style>
    <style:style style:name="P19" style:family="paragraph" style:parent-style-name="Standard" style:list-style-name="L1">
      <style:paragraph-properties fo:text-align="justify" style:justify-single-word="false"/>
      <style:text-properties style:font-name="Courier New" fo:font-size="12pt" style:text-underline-style="none" style:font-size-asian="12pt" style:font-size-complex="12pt"/>
    </style:style>
    <style:style style:name="P20" style:family="paragraph" style:parent-style-name="Standard">
      <style:paragraph-properties fo:text-align="justify" style:justify-single-word="false"/>
      <style:text-properties style:font-name="Courier New" fo:font-size="12pt" style:text-underline-style="none" style:font-size-asian="10.5pt" style:font-size-complex="12pt"/>
    </style:style>
    <style:style style:name="P21" style:family="paragraph" style:parent-style-name="Standard">
      <style:paragraph-properties fo:text-align="justify" style:justify-single-word="false"/>
      <style:text-properties style:font-name="Courier New" fo:font-size="12pt" style:text-underline-style="solid" style:text-underline-width="auto" style:text-underline-color="font-color" style:font-size-asian="10.5pt" style:font-size-complex="12pt"/>
    </style:style>
    <style:style style:name="P22" style:family="paragraph" style:parent-style-name="Standard">
      <style:paragraph-properties fo:text-align="justify" style:justify-single-word="false"/>
      <style:text-properties style:font-name="Constantia" fo:font-size="14pt" style:text-underline-style="none" style:font-size-asian="14pt" style:font-size-complex="14pt"/>
    </style:style>
    <style:style style:name="P23" style:family="paragraph" style:parent-style-name="Standard" style:list-style-name="L2">
      <style:paragraph-properties fo:text-align="justify" style:justify-single-word="false"/>
      <style:text-properties style:font-name="Constantia" fo:font-size="14pt" style:text-underline-style="none" style:font-size-asian="14pt" style:font-size-complex="14pt"/>
    </style:style>
    <style:style style:name="P24" style:family="paragraph" style:parent-style-name="Standard">
      <style:paragraph-properties fo:text-align="justify" style:justify-single-word="false"/>
      <style:text-properties style:font-name="Constantia1" fo:font-size="14pt" style:text-underline-style="none" style:font-size-asian="12.25pt" style:font-size-complex="14pt"/>
    </style:style>
    <style:style style:name="P25" style:family="paragraph" style:parent-style-name="Standard">
      <style:paragraph-properties fo:text-align="center" style:justify-single-word="false"/>
      <style:text-properties style:font-name="Sketch Gothic School" fo:font-size="36pt" style:text-underline-style="none" style:font-size-asian="36pt" style:font-size-complex="36pt"/>
    </style:style>
    <style:style style:name="P26" style:family="paragraph" style:parent-style-name="Standard">
      <style:paragraph-properties fo:text-align="center" style:justify-single-word="false"/>
      <style:text-properties style:font-name="Back to Black Demo" fo:font-size="20pt" style:text-underline-style="none" style:font-size-asian="20pt" style:font-size-complex="20pt"/>
    </style:style>
    <style:style style:name="P27" style:family="paragraph" style:parent-style-name="Standard">
      <style:paragraph-properties fo:text-align="center" style:justify-single-word="false"/>
      <style:text-properties style:font-name="Back to Black Demo" fo:font-size="20pt" style:font-size-asian="20pt" style:font-size-complex="20pt"/>
    </style:style>
    <style:style style:name="P28" style:family="paragraph" style:parent-style-name="Standard">
      <style:paragraph-properties fo:text-align="center" style:justify-single-word="false"/>
      <style:text-properties style:font-name="Cloister Black" style:text-underline-style="none"/>
    </style:style>
    <style:style style:name="T1" style:family="text">
      <style:text-properties style:font-name="Cloister Black" fo:font-size="22pt" style:font-size-asian="22pt" style:font-size-complex="22pt"/>
    </style:style>
    <style:style style:name="T2" style:family="text">
      <style:text-properties style:font-name="Courier New" fo:font-size="12pt" style:font-size-asian="12pt" style:font-size-complex="12pt"/>
    </style:style>
    <style:style style:name="T3" style:family="text">
      <style:text-properties style:font-name="Courier New" fo:font-size="12pt" style:text-underline-style="none" style:font-size-asian="12pt" style:font-size-complex="12pt"/>
    </style:style>
    <style:style style:name="T4" style:family="text">
      <style:text-properties style:font-name="Courier New" fo:font-size="12pt" fo:font-style="normal" style:font-size-asian="12pt" style:font-style-asian="normal" style:font-size-complex="12pt" style:font-style-complex="normal"/>
    </style:style>
    <style:style style:name="T5" style:family="text">
      <style:text-properties fo:font-style="normal" style:font-style-asian="normal" style:font-style-complex="normal"/>
    </style:style>
    <style:style style:name="T6" style:family="text">
      <style:text-properties fo:font-size="44pt" style:font-size-asian="44pt" style:font-size-complex="44pt"/>
    </style:style>
    <style:style style:name="T7"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7"/>
      <text:p text:style-name="P6">Jesús García Rodríguez</text:p>
      <text:p text:style-name="P25"><text:s/></text:p>
      <text:p text:style-name="P6">&amp;</text:p>
      <text:p text:style-name="P25"><text:s/></text:p>
      <text:p text:style-name="P6">Alejandro Torreblanca Fernández</text:p>
      <text:p text:style-name="P6"/>
      <text:p text:style-name="P27">alejandro.torreblanca@um.es</text:p>
      <text:p text:style-name="P26">jesus.garcia15@um.es</text:p>
      <text:p text:style-name="P26"/>
      <text:p text:style-name="P6"><text:s text:c="2"/>2016-2017</text:p>
      <text:p text:style-name="P10"/>
      <text:p text:style-name="P10"/>
      <text:p text:style-name="P9"><text:soft-page-break/>Analizador léxico</text:p>
      <text:p text:style-name="P4"/>
      <text:p text:style-name="P11"><text:tab/>Primero definimos las expresiones regulares para las palabras reservadas del lenguaje para darle prioridad sobre la expresión regular usada para reconocer identificadores (pues esta englobaría también a las palabras clave como main, if…). Luego tenemos expresiones regulares para números, y cadenas entrecomilladas (que ponemos a continuación).</text:p>
      <text:p text:style-name="P11"><text:s/><text:span text:style-name="T2">\"([^"\r\n]|\\\")*\"</text:span> </text:p>
      <text:p text:style-name="P11"/>
      <text:p text:style-name="P11"><text:tab/>Como las cadenas entrecomilladas no pueden ser multilínea, tenemos también una expresión que reconoce cuando se abre comillas y se llega a fin de línea para avisar del error. </text:p>
      <text:p text:style-name="P11"><text:span text:style-name="T2">\"([^"\r\n]|\\\")*$</text:span><text:tab/></text:p>
      <text:p text:style-name="P11"/>
      <text:p text:style-name="P11"><text:tab/>Los comentarios, los espacios, tabuladores y saltos de línea los ignoramos. </text:p>
      <text:p text:style-name="P11">Los comentarios multilínea los reconocemos usando una condición de arranque exclusiva (que se inicia cuando se reconoce “/*” y se vuelve al estado original cuando se reconoce “*/”). El código es el siguiente:</text:p>
      <text:p text:style-name="P15">"/*"<text:tab/>{ comienzo_comentario=yylineno; BEGIN(comentario); yymore();}</text:p>
      <text:p text:style-name="P15"><text:tab/>&lt;comentario&gt;"/*"([^*]|[*]+[^*/])*[*]+"/" { yymore(); }</text:p>
      <text:p text:style-name="P15"><text:tab/>&lt;comentario&gt;[*]+"/" <text:s/>{ BEGIN(INITIAL); }</text:p>
      <text:p text:style-name="P15"><text:tab/>&lt;comentario&gt;&lt;&lt;EOF&gt;&gt; { </text:p>
      <text:p text:style-name="P15"><text:tab/>printf("*** COMENTARIO SIN CERRAR (abierto en la linea %d) <text:tab/>***\n",comienzo_comentario); return 0; </text:p>
      <text:p text:style-name="P15"><text:tab/>}</text:p>
      <text:p text:style-name="P15"/>
      <text:p text:style-name="P11"><text:tab/>Por último tenemos una expresión regular que reconoce cualquier tipo de carácter no permitidos en el lenguaje y retorna un error.</text:p>
      <text:p text:style-name="P14">[^a-zA-Z0-9,*_";+/=(){} \t\n\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soft-page-break/>Analizador sintáctico</text:p>
      <text:p text:style-name="P11"/>
      <text:p text:style-name="P11"><text:tab/>Modificamos la gramática del enunciado para añadir la sentencia DO WHILE, las de operadores booleanos <text:s/>y algunas derivaciones de error:</text:p>
      <text:p text:style-name="P11">statement: DO statement WHILE APAR expression CPAR;</text:p>
      <text:list xml:id="list3286778653118396720" text:style-name="L1">
        <text:list-header>
          <text:p text:style-name="P19">expression: NEG expression{}</text:p>
          <text:p text:style-name="P19"><text:tab/><text:tab/>| expression MENOR expression{}</text:p>
          <text:p text:style-name="P19"><text:tab/><text:tab/>| expression MAYOR expression{}</text:p>
          <text:p text:style-name="P19"><text:tab/><text:tab/>| expression MENOR IGUAL expression{}</text:p>
          <text:p text:style-name="P19"><text:tab/><text:tab/>| expression MAYOR IGUAL expression{}</text:p>
          <text:p text:style-name="P19"><text:tab/><text:tab/>| expression IGUAL IGUAL expression{}</text:p>
          <text:p text:style-name="P19"><text:tab/><text:tab/>| expression NEG IGUAL expression{}</text:p>
          <text:p text:style-name="P19"><text:tab/><text:tab/>| expression AND expression{}</text:p>
          <text:p text:style-name="P19"><text:tab/><text:tab/>| expression NEG expression{}</text:p>
        </text:list-header>
      </text:list>
      <text:p text:style-name="P11"/>
      <text:p text:style-name="P11">La gramática es ambigua por las reglas de derivación de if-else y del tipo E→E+E, E→E*, etc:</text:p>
      <text:p text:style-name="P14">statement: IF APAR expression CPAR statement ELSE statement </text:p>
      <text:p text:style-name="P15"><text:tab/>| <text:tab/> IF APAR expression CPAR statement ;</text:p>
      <text:p text:style-name="P15"><text:tab/></text:p>
      <text:p text:style-name="P15">expression: expression MAS expression</text:p>
      <text:p text:style-name="P15"><text:tab/>|<text:tab/> <text:s/>expression POR expression </text:p>
      <text:p text:style-name="P15"/>
      <text:p text:style-name="P11"><text:tab/>Las if-else provocan un conflicto desplazamiento/reducción que se resuelve eligiendo siempre desplazar <text:s/>(Bison lo hace por defecto, así que no tenemos que definir precedencia de forma explícita). Declarando %expect 1 hacemos que Bison no nos avise cuando solo hay un conflicto.</text:p>
      <text:p text:style-name="P11"/>
      <text:p text:style-name="P11"><text:tab/>Los conflictos por derivaciones de expresión se resuelven definiendo precedencia y asociatividad <text:s/>de los operadores; así como la precedencia del signo negativo (el menos unario) que debe ser la mayor, o de los signos de comparación como el menor o el mayor. </text:p>
      <text:p text:style-name="P14">%left NEG </text:p>
      <text:p text:style-name="P14">%left IGUAL MENOR MAYOR</text:p>
      <text:p text:style-name="P14">%left AND OR</text:p>
      <text:p text:style-name="P14">%left MAS MENOS </text:p>
      <text:p text:style-name="P14">%left POR ENTRE<text:tab/></text:p>
      <text:p text:style-name="P14">%nonassoc UMENOS</text:p>
      <text:p text:style-name="P11"/>
      <text:p text:style-name="P11"><text:tab/>En Bison, la prioridad va de menos a más según el orden en que aparezcan y, además, con <text:span text:style-name="T2">%left</text:span> se define asociatividad por la izquierda. Para el menos unario, no hemos definido en realidad un token distinto, sino que utilizamos el token <text:span text:style-name="T2">MENOS</text:span>, pero dándole la precedencia del auxiliar <text:span text:style-name="T2">UMENOS</text:span>:</text:p>
      <text:p text:style-name="P14">MENOS expression %prec UMENOS</text:p>
      <text:p text:style-name="P11"><text:soft-page-break/>Para el tratamiento de errores sintácticos hemos definido al final de algunas sentencias unas salidas de error como:</text:p>
      <text:p text:style-name="P14">statement: | <text:tab/>error CLLAVE { num_errores++;} </text:p>
      <text:p text:style-name="P14"><text:tab/><text:tab/> | <text:tab/>error PTOCOMA { num_errores++;}</text:p>
      <text:p text:style-name="P11"/>
      <text:p text:style-name="P11">Además de la función de Bison yyerror que hemos especificado que nos muestre por pantalla un mensaje de error con la línea del error y el tipo.</text:p>
      <text:list xml:id="list3151581282834828281" text:style-name="L2">
        <text:list-header>
          <text:p text:style-name="P23"/>
          <text:p text:style-name="P23"/>
        </text:list-header>
      </text:list>
      <text:p text:style-name="P9"/>
      <text:p text:style-name="P9">Semántico</text:p>
      <text:p text:style-name="P11"/>
      <text:p text:style-name="P11"><text:tab/>Para la comprobación de variables hemos utilizado una lista (la llamamos <text:span text:style-name="T2">listaVar</text:span>) como tabla de símbolos en la que registramos todas las variables declaradas y su tipo (<text:span text:style-name="T2">VAR=1</text:span> o <text:span text:style-name="T2">LET=0</text:span>). </text:p>
      <text:p text:style-name="P11"><text:tab/></text:p>
      <text:p text:style-name="P11"><text:tab/>Para insertar la variable con el tipo adecuado usamos una variable global en minic.y, que se actualiza en una acción incrustada en las derivaciones y guarda el tipo de la variable si se encuentra:</text:p>
      <text:p text:style-name="P14">declarations:<text:tab/>declarations VAR {tipo=1;} identifier_list PTOCOMA{}</text:p>
      <text:p text:style-name="P14"><text:tab/>|<text:tab/>declarations LET {tipo=0;} identifier_list PTOCOMA {}</text:p>
      <text:p text:style-name="P11"/>
      <text:p text:style-name="P11"><text:tab/>De este modo, al definir variables (que se hace derivando identifier_list), sabemos de qué tipo serán y se insertan en la lista del siguiente modo:</text:p>
      <text:p text:style-name="P15">asig:<text:tab/>ID {</text:p>
      <text:p text:style-name="P15"><text:tab/><text:tab/><text:tab/>if(consultarTipoVar(lVar,$1)!=-1){</text:p>
      <text:p text:style-name="P15"><text:tab/><text:tab/><text:tab/><text:tab/>snprintf(bufErr,128,"La variable %s ya ha sido <text:tab/><text:tab/><text:tab/><text:tab/>declarada",$1);</text:p>
      <text:p text:style-name="P15"><text:tab/><text:tab/><text:tab/><text:tab/>yyerror(bufErr);<text:tab/><text:tab/><text:tab/></text:p>
      <text:p text:style-name="P15"><text:tab/><text:tab/><text:tab/><text:tab/>num_errores++;</text:p>
      <text:p text:style-name="P15"><text:tab/><text:tab/><text:tab/>}<text:tab/><text:tab/><text:tab/></text:p>
      <text:p text:style-name="P15"><text:tab/><text:tab/><text:tab/>else </text:p>
      <text:p text:style-name="P15"><text:tab/><text:tab/><text:tab/><text:tab/>insertarVar(&amp;lVar,$1,tipo);</text:p>
      <text:p text:style-name="P15"><text:tab/><text:tab/>}</text:p>
      <text:p text:style-name="P14"/>
      <text:p text:style-name="P11"><text:tab/><text:span text:style-name="T2">ConsultarTipoVar()</text:span> devuelve -1 si no estaba la variable en la lista o el tipo de la variable si lo estaba, es decir, en cualquier otro caso la variable ya había sido declarada e insertada en la lista y, por tanto, es un error. Si no hay error, se inserta con el tipo adecuado.</text:p>
      <text:p text:style-name="P11"/>
      <text:p text:style-name="P11"/>
      <text:p text:style-name="P11"><text:soft-page-break/>Esa misma función la utilizaremos al comprobar si una variable se puede modificar, o de otro modo, no es de tipo LET.</text:p>
      <text:p text:style-name="P15">statement : ID IGUAL expression PTOCOMA</text:p>
      <text:p text:style-name="P15">{</text:p>
      <text:p text:style-name="P15"><text:s text:c="4"/>if (consultarTipoVar(lVar, $1) == -1) {</text:p>
      <text:p text:style-name="P15"><text:s text:c="8"/>snprintf(bufErr, 128, "La variable %s no ha sido declarada", $1);</text:p>
      <text:p text:style-name="P15"><text:s text:c="8"/>yyerror(bufErr);</text:p>
      <text:p text:style-name="P15"><text:s text:c="8"/>num_errores++;</text:p>
      <text:p text:style-name="P15"><text:s text:c="4"/>}</text:p>
      <text:p text:style-name="P15"><text:s text:c="4"/>else if (consultarTipoVar(lVar, $1) == 0) {</text:p>
      <text:p text:style-name="P15"><text:s text:c="8"/>snprintf(bufErr, 128, "La variable %s se declaró como constante", $1);</text:p>
      <text:p text:style-name="P15"><text:s text:c="8"/>yyerror(bufErr);</text:p>
      <text:p text:style-name="P15"><text:s text:c="8"/>num_errores++;</text:p>
      <text:p text:style-name="P15"><text:s text:c="4"/>}</text:p>
      <text:p text:style-name="P15">}</text:p>
      <text:p text:style-name="P11"/>
      <text:p text:style-name="P11"><text:tab/>Por último, hemos añadido el tipo boolean. Como en lenguaje C y en ensamblador <text:s/>los booleanos son enteros, true se representa con cualquier entero distinto de 0 y false se representa con un 0, debido a esto no es necesario comprobar que los dos operandos son del mismo tipo porque son compatibles.</text:p>
      <text:p text:style-name="P8"/>
      <text:p text:style-name="P8"/>
      <text:p text:style-name="P9">Generación de código</text:p>
      <text:p text:style-name="P11"/>
      <text:p text:style-name="P11"><text:tab/>Para la generación de código hemos definido la estructura de datos de un lista enlazada de cuádruplas de la siguiente forma:</text:p>
      <text:p text:style-name="P15">typedef struct operacion{</text:p>
      <text:p text:style-name="P15"><text:tab/>char * codOp;</text:p>
      <text:p text:style-name="P15"><text:tab/>char * res;</text:p>
      <text:p text:style-name="P15"><text:tab/>char * arg1;</text:p>
      <text:p text:style-name="P15"><text:tab/>char * arg2;</text:p>
      <text:p text:style-name="P15"><text:tab/>struct operacion * sig;</text:p>
      <text:p text:style-name="P15">}<text:tab/>op;</text:p>
      <text:p text:style-name="P11"/>
      <text:p text:style-name="P11"><text:tab/>Y un nodo cabecera que apunte a la primer y a la última de la lista para no tener que recorrer la lista de cuádruplas completa para acceder al último elemento y así facilitar concatenaciones.</text:p>
      <text:p text:style-name="P15">typedef struct listaOp{</text:p>
      <text:p text:style-name="P15"><text:tab/>op * prim;</text:p>
      <text:p text:style-name="P15"><text:tab/>op * ult;</text:p>
      <text:p text:style-name="P15">} ops;</text:p>
      <text:p text:style-name="P11"><text:soft-page-break/><text:tab/>A la hora de crear cada cuádrupla usamos la función crearOp la cual reserva memoria y nos rellena la cuádrupla con los valores introducidos.</text:p>
      <text:p text:style-name="P15">op * crearOp(char* codOp, char* res, char* arg1, char* arg2)</text:p>
      <text:p text:style-name="P11"/>
      <text:p text:style-name="P11"><text:tab/>Además de las típicas funciones de manejo de listas tenemos la función <text:span text:style-name="T2">concatenarListasOp()</text:span>.</text:p>
      <text:p text:style-name="P16"><text:span text:style-name="T3">void concatenarListasOp(ops* SS, <text:s/>ops* listas, int length)</text:span><text:tab/></text:p>
      <text:p text:style-name="P11"/>
      <text:p text:style-name="P11"><text:tab/>En SS introduciremos un apuntador a $$ que actualizaremos durante la ejecución de la función para que quede apuntando a las listas concatenadas de forma correcta. Necesitamos length para conocer el número de listas que le pasamos. De forma aproximada lo que realiza la función es:</text:p>
      <text:p text:style-name="P12">Concatenar cada lista que contenga cuádruplas con la siguiente que también contenga alguna cuádrupla. Y después configurar correctamente <text:span text:style-name="T2">$$→prim </text:span>y</text:p>
      <text:p text:style-name="P15">$$-&gt;ult.</text:p>
      <text:p text:style-name="P11"/>
      <text:p text:style-name="P13">Además de las operaciones normales de MIPS definimos un tipo de cuádrupla auxiliar con <text:span text:style-name="T2">codOp=”etiq”</text:span> que en la función<text:span text:style-name="T2"> imprimirCuadrupla() </text:span>es tratada de forma especial, ya que se ignora el código de la operación y solo se imprime <text:span text:style-name="T2">‘etiq:’</text:span> . <text:s/>Esto se utiliza a la hora de implementar las etiquetas de los saltos. </text:p>
      <text:p text:style-name="P13"/>
      <text:p text:style-name="P11"><text:span text:style-name="T5"><text:tab/>Para la generación la parte de datos de ensamblador definimos una lista de strings donde añadimos todas las cadenas entrecomilladas que aparecen en el código para luego añadirlas al principio del texto en ensamblador usando la función </text:span><text:span text:style-name="T4">imprimirListaStr()</text:span><text:span text:style-name="T5">. Además también imprimimos las variables con </text:span><text:span text:style-name="T4">imprimirListaVar()</text:span><text:span text:style-name="T5">.</text:span></text:p>
      <text:p text:style-name="P2"/>
      <text:p text:style-name="P3"><text:tab/><text:span text:style-name="T1">Ejemplos de ejecución</text:span></text:p>
      <text:p text:style-name="P18"><text:tab/></text:p>
      <text:p text:style-name="P18"><text:tab/>Algunos ejemplos con programas en miniC correctos y su salida:</text:p>
      <text:p text:style-name="P21">Programa:</text:p>
      <text:p text:style-name="P20">func prueba () {</text:p>
      <text:p text:style-name="P20"><text:tab/>let a=0, b=0;</text:p>
      <text:p text:style-name="P20"><text:tab/>var c=5+2-2;</text:p>
      <text:p text:style-name="P20"><text:tab/>print "Inicio del programa\n";</text:p>
      <text:p text:style-name="P20"><text:tab/>if (a) print "a","\n";</text:p>
      <text:p text:style-name="P20"><text:tab/>else if (b) print "No a y b\n";</text:p>
      <text:p text:style-name="P20"><text:tab/>else while (c)</text:p>
      <text:p text:style-name="P20"><text:tab/><text:tab/>{</text:p>
      <text:p text:style-name="P20"><text:tab/><text:tab/><text:tab/>print "c = ",c,"\n";</text:p>
      <text:p text:style-name="P20"><text:tab/><text:tab/><text:tab/>c = c-2+1;</text:p>
      <text:p text:style-name="P20"><text:tab/><text:tab/>}</text:p>
      <text:p text:style-name="P20"><text:tab/>print "Final","\n";</text:p>
      <text:p text:style-name="P20"><text:soft-page-break/>}</text:p>
      <text:p text:style-name="P20"/>
      <text:p text:style-name="P21">Salida:</text:p>
      <text:p text:style-name="P20">Inicio del programa</text:p>
      <text:p text:style-name="P20">c = 5</text:p>
      <text:p text:style-name="P20">c = 4</text:p>
      <text:p text:style-name="P20">c = 3</text:p>
      <text:p text:style-name="P20">c = 2</text:p>
      <text:p text:style-name="P20">c = 1</text:p>
      <text:p text:style-name="P20">Final</text:p>
      <text:p text:style-name="P20"/>
      <text:p text:style-name="P21">Programa:</text:p>
      <text:p text:style-name="P20">func prueba () {</text:p>
      <text:p text:style-name="P20"><text:tab/>let a=0, b=0;</text:p>
      <text:p text:style-name="P20"><text:tab/>var c=5;</text:p>
      <text:p text:style-name="P20"><text:tab/>print "Inicio del programa\n";</text:p>
      <text:p text:style-name="P20"><text:tab/>if (a &amp;&amp; 1) print "Entra if","\n";</text:p>
      <text:p text:style-name="P20"><text:tab/>else if (b || 1) print "Entra else if\n";</text:p>
      <text:p text:style-name="P20"><text:tab/>while (c&gt;1)</text:p>
      <text:p text:style-name="P20"><text:tab/>{</text:p>
      <text:p text:style-name="P20"><text:tab/><text:tab/>print "c = ",c,"\n";</text:p>
      <text:p text:style-name="P20"><text:tab/><text:tab/>c = c-1;</text:p>
      <text:p text:style-name="P20"><text:tab/>}</text:p>
      <text:p text:style-name="P20"><text:tab/>print "Final","\n";</text:p>
      <text:p text:style-name="P20">}</text:p>
      <text:p text:style-name="P20"/>
      <text:p text:style-name="P21">Salida:</text:p>
      <text:p text:style-name="P20">Inicio del programa</text:p>
      <text:p text:style-name="P20">Entra else if</text:p>
      <text:p text:style-name="P20">c = 5</text:p>
      <text:p text:style-name="P20">c = 4</text:p>
      <text:p text:style-name="P20">c = 3</text:p>
      <text:p text:style-name="P20">c = 2</text:p>
      <text:p text:style-name="P20">Final</text:p>
      <text:p text:style-name="P20"/>
      <text:p text:style-name="P21">Programa:</text:p>
      <text:p text:style-name="P20">func prueba () {</text:p>
      <text:p text:style-name="P20"><text:tab/>let a=0, b=0;</text:p>
      <text:p text:style-name="P20"><text:tab/>var c=5;</text:p>
      <text:p text:style-name="P20"><text:tab/>print "Inicio del programa\n";</text:p>
      <text:p text:style-name="P20"><text:tab/>if (!(a &amp;&amp; 1)) print "Entra if","\n";</text:p>
      <text:p text:style-name="P20"><text:tab/>else if (b || 1) print "Entra else if\n";</text:p>
      <text:p text:style-name="P20"><text:tab/>while (c!=0)</text:p>
      <text:p text:style-name="P20"><text:tab/>{</text:p>
      <text:p text:style-name="P20"><text:tab/><text:tab/>print "c = ",c,"\n";</text:p>
      <text:p text:style-name="P20"><text:tab/><text:tab/>c = c-1;</text:p>
      <text:p text:style-name="P20"><text:tab/>}</text:p>
      <text:p text:style-name="P20"><text:tab/>print "Final","\n";</text:p>
      <text:p text:style-name="P20">}</text:p>
      <text:p text:style-name="P20"/>
      <text:p text:style-name="P21">Salida:</text:p>
      <text:p text:style-name="P20"><text:soft-page-break/>Inicio del programa</text:p>
      <text:p text:style-name="P20">Entra if</text:p>
      <text:p text:style-name="P20">c = 5</text:p>
      <text:p text:style-name="P20">c = 4</text:p>
      <text:p text:style-name="P20">c = 3</text:p>
      <text:p text:style-name="P20">c = 2</text:p>
      <text:p text:style-name="P20">c = 1</text:p>
      <text:p text:style-name="P20">Final</text:p>
      <text:p text:style-name="P20"/>
      <text:p text:style-name="P20"/>
      <text:p text:style-name="P20"/>
      <text:p text:style-name="P21">Programa:</text:p>
      <text:p text:style-name="P20">func prueba () {</text:p>
      <text:p text:style-name="P20"><text:tab/>var c;</text:p>
      <text:p text:style-name="P20"><text:tab/>do{</text:p>
      <text:p text:style-name="P20"><text:tab/><text:tab/>read c;</text:p>
      <text:p text:style-name="P20"><text:tab/><text:tab/>print "c=", c, "\n";</text:p>
      <text:p text:style-name="P20"><text:tab/>}while(c!=0)</text:p>
      <text:p text:style-name="P20"><text:tab/>print "Final","\n";</text:p>
      <text:p text:style-name="P20">}</text:p>
      <text:p text:style-name="P21">Salida:</text:p>
      <text:p text:style-name="P20">c=1</text:p>
      <text:p text:style-name="P20">c=2</text:p>
      <text:p text:style-name="P20">c=1</text:p>
      <text:p text:style-name="P20">c=0</text:p>
      <text:p text:style-name="P20">Final</text:p>
      <text:p text:style-name="P20"/>
      <text:p text:style-name="P21">Programa erróneo:</text:p>
      <text:p text:style-name="P20">func prueba () {</text:p>
      <text:p text:style-name="P20"><text:tab/>let a=0;</text:p>
      <text:p text:style-name="P20"><text:tab/>var c=1293219232192132133;</text:p>
      <text:p text:style-name="P20"><text:tab/>a=102*2;</text:p>
      <text:p text:style-name="P20"><text:tab/>??</text:p>
      <text:p text:style-name="P20"><text:tab/>read(c);</text:p>
      <text:p text:style-name="P20"><text:tab/>"asdasd</text:p>
      <text:p text:style-name="P20">}</text:p>
      <text:p text:style-name="P20"/>
      <text:p text:style-name="P21">Salida:</text:p>
      <text:p text:style-name="P20">*** Error léxico (linea 3): constante demasiado grande. 1293219232192132133 ***</text:p>
      <text:p text:style-name="P20">La variable a se declaró como constante (linea 4)</text:p>
      <text:p text:style-name="P20">*** Error léxico (linea 5): ?? ***</text:p>
      <text:p text:style-name="P20">syntax error (linea 6)</text:p>
      <text:p text:style-name="P20">*** Error léxico (linea 7):COMILLAS SIN CERRAR: "asdasd ***</text:p>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onstantia1" svg:font-family="Constantia" style:font-family-generic="roman"/>
    <style:font-face style:name="FreeSans1" svg:font-family="FreeSans" style:font-family-generic="swiss"/>
    <style:font-face style:name="Courier New" svg:font-family="'Courier New'" style:font-family-generic="modern" style:font-pitch="fixed"/>
    <style:font-face style:name="Back to Black Demo" svg:font-family="'Back to Black Demo'" style:font-pitch="variable"/>
    <style:font-face style:name="Cloister Black" svg:font-family="'Cloister Black'" style:font-pitch="variable"/>
    <style:font-face style:name="el&amp;font gohtic!" svg:font-family="'el&amp;font gohtic!'" style:font-pitch="variable"/>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ketch Gothic School" svg:font-family="'Sketch Gothic Schoo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el&amp;font gohtic!"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s/><text:page-number text:select-page="current">8</text:page-number>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6T12:20:18.883865187</meta:creation-date>
    <dc:date>2017-05-27T19:55:12.27</dc:date>
    <meta:editing-duration>PT2H36M41S</meta:editing-duration>
    <meta:editing-cycles>63</meta:editing-cycles>
    <meta:generator>OpenOffice/4.1.2$Win32 OpenOffice.org_project/412m3$Build-9782</meta:generator>
    <dc:creator>Alejandro Torreblanca</dc:creator>
    <meta:document-statistic meta:table-count="0" meta:image-count="0" meta:object-count="0" meta:page-count="8" meta:paragraph-count="211" meta:word-count="1401" meta:character-count="8787"/>
  </office:meta>
</office:document-meta>
</file>